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svg:font-family="'Droid Sans'" style:font-family-generic="swiss"/>
    <style:font-face style:name="FreeSans1" svg:font-family="FreeSans" style:font-family-generic="swiss"/>
    <style:font-face style:name="Monospace" svg:font-family="Monospace"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87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c130" officeooo:paragraph-rsid="0013c130"/>
    </style:style>
    <style:style style:name="P2" style:family="paragraph" style:parent-style-name="Text_20_body">
      <style:text-properties style:font-name="Monospace" fo:font-size="9pt" officeooo:rsid="0013c130" officeooo:paragraph-rsid="0013c130" style:font-size-asian="9pt" style:font-size-complex="9pt"/>
    </style:style>
    <style:style style:name="P3" style:family="paragraph" style:parent-style-name="Text_20_body">
      <style:text-properties style:font-name="Monospace" fo:font-size="9pt" officeooo:rsid="0013c134" officeooo:paragraph-rsid="0013c134" style:font-size-asian="9pt" style:font-size-complex="9pt"/>
    </style:style>
    <style:style style:name="P4" style:family="paragraph" style:parent-style-name="Text_20_body">
      <style:text-properties style:font-name="Monospace" fo:font-size="9pt" officeooo:rsid="0015de17" officeooo:paragraph-rsid="0015de17" style:font-size-asian="9pt" style:font-size-complex="9pt"/>
    </style:style>
    <style:style style:name="P5" style:family="paragraph" style:parent-style-name="Text_20_body">
      <style:text-properties style:font-name="Monospace" fo:font-size="9pt" officeooo:rsid="0015ea30" officeooo:paragraph-rsid="0015ea30" style:font-size-asian="9pt" style:font-size-complex="9pt"/>
    </style:style>
    <style:style style:name="P6" style:family="paragraph" style:parent-style-name="Text_20_body">
      <style:text-properties style:font-name="Monospace" fo:font-size="9pt" officeooo:paragraph-rsid="0015ea30" style:font-size-asian="9pt" style:font-size-complex="9pt"/>
    </style:style>
    <style:style style:name="P7" style:family="paragraph" style:parent-style-name="Text_20_body">
      <style:text-properties style:font-name="Monospace" fo:font-size="9pt" officeooo:rsid="0015fce0" officeooo:paragraph-rsid="0015fce0" style:font-size-asian="9pt" style:font-size-complex="9pt"/>
    </style:style>
    <style:style style:name="P8" style:family="paragraph" style:parent-style-name="Text_20_body">
      <style:text-properties style:font-name="Monospace" fo:font-size="9pt" officeooo:rsid="0016c965" officeooo:paragraph-rsid="0016c965" style:font-size-asian="9pt" style:font-size-complex="9pt"/>
    </style:style>
    <style:style style:name="P9" style:family="paragraph" style:parent-style-name="Text_20_body">
      <style:text-properties style:font-name="Monospace" fo:font-size="9pt" officeooo:rsid="0018a1b5" officeooo:paragraph-rsid="0018a1b5" style:font-size-asian="9pt" style:font-size-complex="9pt"/>
    </style:style>
    <style:style style:name="P10" style:family="paragraph" style:parent-style-name="Text_20_body">
      <style:text-properties style:font-name="Monospace" officeooo:rsid="0018fdd3" officeooo:paragraph-rsid="0018fdd3"/>
    </style:style>
    <style:style style:name="P11" style:family="paragraph" style:parent-style-name="Text_20_body">
      <style:text-properties officeooo:rsid="0018fdd3" officeooo:paragraph-rsid="0018fdd3"/>
    </style:style>
    <style:style style:name="P12" style:family="paragraph" style:parent-style-name="Text_20_body">
      <style:text-properties officeooo:paragraph-rsid="0018fdd3"/>
    </style:style>
    <style:style style:name="P13" style:family="paragraph" style:parent-style-name="Text_20_body">
      <style:text-properties officeooo:rsid="00193cf3" officeooo:paragraph-rsid="00193cf3"/>
    </style:style>
    <style:style style:name="P14" style:family="paragraph" style:parent-style-name="Text_20_body">
      <style:text-properties officeooo:rsid="001ae61b" officeooo:paragraph-rsid="001ae61b"/>
    </style:style>
    <style:style style:name="P15" style:family="paragraph" style:parent-style-name="Text_20_body">
      <style:text-properties officeooo:rsid="001b3f57" officeooo:paragraph-rsid="001b3f57"/>
    </style:style>
    <style:style style:name="P16" style:family="paragraph" style:parent-style-name="Table_20_Contents">
      <style:text-properties style:font-name="Monospace" fo:font-size="9pt" officeooo:rsid="0015ea30" officeooo:paragraph-rsid="0015ea30" style:font-size-asian="9pt" style:font-size-complex="9pt"/>
    </style:style>
    <style:style style:name="P17" style:family="paragraph" style:parent-style-name="Table_20_Contents">
      <style:paragraph-properties fo:text-align="center" style:justify-single-word="false"/>
      <style:text-properties style:font-name="Monospace" fo:font-size="9pt" style:font-size-asian="9pt" style:font-size-complex="9pt"/>
    </style:style>
    <style:style style:name="P18" style:family="paragraph" style:parent-style-name="Table_20_Contents">
      <style:paragraph-properties fo:text-align="center" style:justify-single-word="false"/>
      <style:text-properties style:font-name="Monospace" fo:font-size="9pt" officeooo:rsid="0016c965" officeooo:paragraph-rsid="0016c965" style:font-size-asian="9pt" style:font-size-complex="9pt"/>
    </style:style>
    <style:style style:name="P19" style:family="paragraph" style:parent-style-name="Text_20_body">
      <style:text-properties style:font-name="Monospace" fo:font-size="9pt" officeooo:rsid="0013c134" officeooo:paragraph-rsid="0013c134" style:font-size-asian="9pt" style:font-size-complex="9pt"/>
    </style:style>
    <style:style style:name="P20" style:family="paragraph" style:parent-style-name="Text_20_body">
      <style:text-properties style:font-name="Monospace" fo:font-size="9pt" officeooo:rsid="001ca653" officeooo:paragraph-rsid="001ca653" style:font-size-asian="9pt" style:font-size-complex="9pt"/>
    </style:style>
    <style:style style:name="P21" style:family="paragraph" style:parent-style-name="Text_20_body">
      <style:text-properties style:font-name="Monospace" fo:font-size="9pt" officeooo:rsid="001e48f4" officeooo:paragraph-rsid="001e48f4" style:font-size-asian="9pt" style:font-size-complex="9pt"/>
    </style:style>
    <style:style style:name="P22" style:family="paragraph" style:parent-style-name="Text_20_body">
      <style:text-properties style:font-name="Monospace" fo:font-size="9pt" officeooo:rsid="001fa3c4" officeooo:paragraph-rsid="001fa3c4" style:font-size-asian="9pt" style:font-size-complex="9pt"/>
    </style:style>
    <style:style style:name="P23" style:family="paragraph" style:parent-style-name="Text_20_body">
      <style:text-properties style:font-name="Monospace" fo:font-size="9pt" officeooo:rsid="00222113" officeooo:paragraph-rsid="00222113" style:font-size-asian="9pt" style:font-size-complex="9pt"/>
    </style:style>
    <style:style style:name="P24" style:family="paragraph" style:parent-style-name="Text_20_body">
      <style:text-properties style:font-name="Monospace" fo:font-size="9pt" officeooo:rsid="00222113" officeooo:paragraph-rsid="00233310" style:font-size-asian="9pt" style:font-size-complex="9pt"/>
    </style:style>
    <style:style style:name="P25" style:family="paragraph" style:parent-style-name="Text_20_body">
      <style:text-properties style:font-name="Monospace" fo:font-size="9pt" officeooo:rsid="0015ea30" officeooo:paragraph-rsid="0015ea30" style:font-size-asian="9pt" style:font-size-complex="9pt"/>
    </style:style>
    <style:style style:name="P26" style:family="paragraph" style:parent-style-name="Text_20_body">
      <style:text-properties style:font-name="Monospace" fo:font-size="9pt" officeooo:rsid="00265cdd" officeooo:paragraph-rsid="00265cdd" style:font-size-asian="9pt" style:font-size-complex="9pt"/>
    </style:style>
    <style:style style:name="P27" style:family="paragraph" style:parent-style-name="Heading_20_2">
      <style:text-properties style:font-name="Monospace" fo:font-size="9pt" officeooo:rsid="0015ea30" officeooo:paragraph-rsid="0015ea30" style:font-size-asian="9pt" style:font-size-complex="9pt"/>
    </style:style>
    <style:style style:name="P28" style:family="paragraph" style:parent-style-name="Heading_20_2">
      <style:text-properties style:font-name="Monospace" fo:font-size="9pt" officeooo:rsid="0015fce0" officeooo:paragraph-rsid="0015fce0" style:font-size-asian="9pt" style:font-size-complex="9pt"/>
    </style:style>
    <style:style style:name="P29" style:family="paragraph" style:parent-style-name="Heading_20_2">
      <style:text-properties officeooo:rsid="0018cb83" officeooo:paragraph-rsid="0018cb83"/>
    </style:style>
    <style:style style:name="P30" style:family="paragraph" style:parent-style-name="Heading_20_2">
      <style:text-properties officeooo:rsid="00193cf3" officeooo:paragraph-rsid="00193cf3"/>
    </style:style>
    <style:style style:name="P31" style:family="paragraph" style:parent-style-name="Heading_20_2">
      <style:text-properties officeooo:rsid="001b3f57" officeooo:paragraph-rsid="001b3f57"/>
    </style:style>
    <style:style style:name="P32" style:family="paragraph" style:parent-style-name="Heading_20_2">
      <style:text-properties officeooo:rsid="0023bf37" officeooo:paragraph-rsid="0023bf37"/>
    </style:style>
    <style:style style:name="P33" style:family="paragraph" style:parent-style-name="Heading_20_3">
      <style:text-properties style:font-name="Monospace" fo:font-size="9pt" officeooo:rsid="0016c965" officeooo:paragraph-rsid="0016c965" style:font-size-asian="9pt" style:font-size-complex="9pt"/>
    </style:style>
    <style:style style:name="T1" style:family="text">
      <style:text-properties officeooo:rsid="0015ea30"/>
    </style:style>
    <style:style style:name="T2" style:family="text">
      <style:text-properties style:font-name="Monospace" fo:font-size="9pt" style:font-size-asian="9pt" style:font-size-complex="9pt"/>
    </style:style>
    <style:style style:name="T3" style:family="text">
      <style:text-properties officeooo:rsid="0018a1b5"/>
    </style:style>
    <style:style style:name="T4" style:family="text">
      <style:text-properties officeooo:rsid="001e48f4"/>
    </style:style>
    <style:style style:name="T5" style:family="text">
      <style:text-properties officeooo:rsid="001fa3c4"/>
    </style:style>
    <style:style style:name="T6" style:family="text">
      <style:text-properties officeooo:rsid="00214a1c"/>
    </style:style>
    <style:style style:name="T7" style:family="text">
      <style:text-properties officeooo:rsid="00222113"/>
    </style:style>
    <style:style style:name="T8" style:family="text">
      <style:text-properties officeooo:rsid="00233310"/>
    </style:style>
    <style:style style:name="T9" style:family="text">
      <style:text-properties officeooo:rsid="0024b2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lase 4<text:line-break/><text:span text:style-name="T7">THREADS</text:span></text:p>
      <text:p text:style-name="P1"><text:a xlink:type="simple" xlink:href="https://github.com/mlafroce/mlafroce.github.io/tree/master/tutoriales/es/compilacion"><text:span text:style-name="T2">https://github.com/mlafroce/mlafroce.github.io/tree/master/tutoriales/es/compilacion</text:span></text:a></text:p>
      <text:p text:style-name="P2">Duda respecto a los caracteres con acentos.</text:p>
      <text:p text:style-name="P2">w_char para almacenar mas caracteres que uno. Lo que hay que saber es que hay algunos encoding que justamente la manera de leer esta información: UTF-8.<text:line-break/>BOM ; el archivo se puede grabar con un carácter adelante que indique en qué formato está grabado. </text:p>
      <text:p text:style-name="P2"/>
      <text:p text:style-name="P3">13.36</text:p>
      <text:h text:style-name="Heading_20_1" text:outline-level="1">Threads (hilos de ejecución).</text:h>
      <text:p text:style-name="P3">Hasta ahora venimos haciendo sistemas que son lineales. Se caracterizan porque tienen todos un único ciclo de vida, que arranca en un entry point y termina con el return final.</text:p>
      <text:p text:style-name="P20">Un programa arranca con un main y termina con un código de retorno. Pero yo puedo escribir mi código secuencial hasta cierto punto en donde decido lanzar un hilo aparte para que haga su código secuencial <text:span text:style-name="T4">(hacer un fork)</text:span>. Mientras tanto, el hilo original sigue haciendo su código secuencial hasta que en algún momento se juntan los 2 hilos y sigue el código secuencial.</text:p>
      <text:p text:style-name="P21">¿Qué es un programa? → Un programa es un algoritmo al que uno lo tiene que levantar y darle vida. Ese proceso es una de las muchas responsabilidades del sistema operativo. Cuando uno le pide de ejecutar algo, va a buscar ese programa.</text:p>
      <text:p text:style-name="P21">¿Los procesos y los programas son sinónimos o son cosas diferentes? → son cosas diferentes.</text:p>
      <text:p text:style-name="P21">El proceso va a tener que tener el banco de registros.<text:line-break/>Si tuviera dos procesos, la cpu tendría que tener 2 bancos de registros? O podría guardarlo en memoria.</text:p>
      <text:p text:style-name="P21">¿Cuántos procesos corren los sistemas operativos que nosotros conocemos? Todos. Corren todos en paralelo. Esto en los inicios no era así, en los 60, y hoy en día dependiendo de la máquina en la que estemos programando tampoco es así, si uno agarra y se compra un arduino, va y mete código casi C y genera el ejecutable, y esa cosa que metés en arduino no corre en paralelo con nada en arduino, es de uso exclusivo para ese proceso.</text:p>
      <text:p text:style-name="P21">Entonces, tengo el Sistema Operativo y tengo muchos programas. Cargo esos programas en memoria y los hago correr todos juntos. Las máquinas tenían un único core, ergo, un único banco de registros. Entonces, para poder hacer que esto corra lo que se les ocurrió a los computólogos es darle a todos los procesos que se levantó en el sistema operativo un tiempo para que usen a el único banco de registros del CPU para luego ir rotando en el uso de ese banco de registros con los otros procesos. <text:span text:style-name="T5">Eso se llama pseudoparalelismo.<text:line-break/>Ese tiempo que le dieron a cada proceso se llamó Time Slot.</text:span></text:p>
      <text:p text:style-name="P22">|-------P1-------|-------P2-------|-------P3-------|</text:p>
      <text:p text:style-name="P22">Time slot: de donde a donde va a estar siendo utilizado por p1, p2, p3...</text:p>
      <text:p text:style-name="P22">¿Cómo hago para sacarle el tiempo a uno y darselo a otro? Guardar todos los datos de los <text:soft-page-break/>registros de P1 en memoria, cargar todos los datos de los registros de P2 al CPU y arrancar de vuelta. <text:span text:style-name="T6">Esto se llama CONTEXT SWITCH.<text:line-break/>Y la operación de decidir y ejecutar cuándo hay que hacer los context switchs, de quién, adonde, cuando le toca de nuevo al proceso que acabamos de bajar, se llama SCHEDULING.</text:span></text:p>
      <text:p text:style-name="P23">Los context switchs toman tiempo. Suele ser pequeño pero demora tiempo. Cuanto tiempo toma? Mejor, cuanto tiempo toma en relación con el tiempo del proceso? <text:line-break/>→ Va a depender de las variables que tenga el sistema operativo y vamos a tratar de optimizar el tiempo que le doy a alguien la CPU para que haga cosas vs los tiempos desperdiciados.</text:p>
      <text:p text:style-name="P24">Yo quiero que el timeslot sea pequeño para que pueda alternar rápido entre procesos, pero meter un timeslot pequeño te hace un montón de context switchs, que son tiempos totalmente desperdiciados, no se puede hacer nada durante eso.</text:p>
      <text:p text:style-name="P24"><text:span text:style-name="T8">Pregunta: Tengo un proceso de antivirus que tarda 10 minutos y el time slot es de un minuto? Como se maneja? No termina nunca? → no, si termina, pero va a tomar 10 timeslots. De todas formas no se maneja de una forma tan lineal. Hay rotaciones entre procesos.</text:span><text:line-break/>Además de tener memoria, los procesos tienen cola de input/output y eso es un lugar en memoria donde se almacenan los inputs y outputs que están pendientes de ejecución, están los buffers ahí. Entonces yo vengo con el proceso 1 que era el antivirus, que va a tardar 10 minutos en ejecutarse porque es pesado y porque además hay cosas del disco rígido. Entonces, el antivirus de repente decide de ir a disco rígido a buscar algo. Tarda una banda. <text:span text:style-name="T8">Cuando ocurre eso, el antivirus va a dormir y la instrucción correspondiente se va a registrar en el sistema operativo para esperar que venga la información desde algún lugar de la memoria. Ahora, tenemos ahí información y tengo que hacer algo con el proceso, pero el proceso recién va a poder hacer algo dentro de un rato. Durante ese tiempo de espera, el proceso está muerto, sin hacer nada. Entonces hay una operación que ocurre sola que es preempt, que es cuando el proceso deja el paso a otro proceso. En este caso, el antivirus dice “yo me voy a dormir, no tiene sentido tomar el CPU todo este tiempo”, va a ser tiempo para en donde el antivirus va a estar haciendo un waiting for input. Mientras tanto, si hay alguien mas que pueda tomar el lugar, adelante. Entonces entra otro proceso.</text:span></text:p>
      <text:p text:style-name="P4">Todo esto es incluso si tengo un único core en el CPU.</text:p>
      <text:h text:style-name="P32" text:outline-level="2">¿Y si tengo varios Cores?</text:h>
      <text:p text:style-name="P4">¿Cambia todo esto? → No, lo replico varias veces nada más.</text:p>
      <text:h text:style-name="P27" text:outline-level="2">Concurrencia (1.07)</text:h>
      <text:p text:style-name="P5">Cuando los threads tienen cierta competencia a la hora de compartir un recurso. Es altamente probable que los hilos <text:span text:style-name="T9">se</text:span> toquen. Suele ser un programa con info en memoria y que quiero paralelizar el programa, con lo que los hilos van a competir por los recursos esos de memoria.</text:p>
      <text:p text:style-name="P26">El hecho de tener elementos parlaleos y alguna especie de pelea por recursos compartidos justamente es un escenario de concurrencia. Tenemos concurrencia en el acceso de algún recurso compartido. En general vamos a usar la palabra concurrente para decir que nosotros programamos elementos concurrentes o sistemas concurrentes o usamos técnicas de programación concurrente porque tenemos que garantizar que aquellas cosas que eran paralelas puedan acceder a aquellos recursos necesarios por ambas sin problema. Respetandolos, o con el tratamiento que les sea necesario.</text:p>
      <text:p text:style-name="P26">¿Me interesa de repente la programación paralela que no tiene concurrencia? → Si obviamente, estaría buenísimo. Pero los programas que nosotros hacemos no funcionan así, porque sino serían 2 programas y no uno. Pueden ser un programa que tiene información en general en memoria y que quiero paralelizar algo del programa y que entre esos elementos <text:soft-page-break/>paralelos que estoy lanzando van a competir por la memoria esa. Por eso se llama concurrencia.</text:p>
      <text:h text:style-name="P27" text:outline-level="2">Cuando aplicar concurrencia?</text:h>
      <text:p text:style-name="P6">→<text:span text:style-name="T1"> No solamente para que el usuario tenga que esperar poco</text:span></text:p>
      <text:p text:style-name="P6">→<text:span text:style-name="T1"> también por el tema de entradas y salidas</text:span></text:p>
      <table:table table:name="Table1" table:style-name="Table1">
        <table:table-column table:style-name="Table1.A"/>
        <table:table-column table:style-name="Table1.B"/>
        <table:table-row>
          <table:table-cell table:style-name="Table1.A1" office:value-type="string">
            <text:p text:style-name="P16">Proceso 1</text:p>
          </table:table-cell>
          <table:table-cell table:style-name="Table1.B1" office:value-type="string">
            <text:p text:style-name="P16">|----------CPU-------| <text:s text:c="9"/>WFO <text:s text:c="8"/>|-------CPU------</text:p>
          </table:table-cell>
        </table:table-row>
        <table:table-row>
          <table:table-cell table:style-name="Table1.A2" office:value-type="string">
            <text:p text:style-name="P16">Proceso2</text:p>
          </table:table-cell>
          <table:table-cell table:style-name="Table1.B2" office:value-type="string">
            <text:p text:style-name="P16">| <text:s text:c="9"/>WFO <text:s text:c="6"/>|-----------|----------| <text:s text:c="6"/>WFO <text:s text:c="5"/></text:p>
          </table:table-cell>
        </table:table-row>
        <table:table-row>
          <table:table-cell table:style-name="Table1.A2" office:value-type="string">
            <text:p text:style-name="P16"/>
          </table:table-cell>
          <table:table-cell table:style-name="Table1.B2" office:value-type="string">
            <text:p text:style-name="P16"/>
          </table:table-cell>
        </table:table-row>
      </table:table>
      <text:p text:style-name="P5"/>
      <text:p text:style-name="P7">Hay que ver adónde hay que hacer multitasking. SI es por ejemplo multiplicar matrices no conviene (1.13)</text:p>
      <text:p text:style-name="P7">Pregunta: tengo un unico CPU, y 2 tareas que van a calcular un average de numeros en archivos.</text:p>
      <text:p text:style-name="P7">→ Sí, porque hay que acceder un montón de accesos a archivos, va a haber un montón de tiempo ocioso.</text:p>
      <text:h text:style-name="P28" text:outline-level="2">¿Qué es un thread?</text:h>
      <text:p text:style-name="P7">Un hilo va a ser un concepto lógico.</text:p>
      <text:p text:style-name="P8">El stack me asegura que va a haber un espacio local para cada hilo.</text:p>
      <text:p text:style-name="P8">1.29</text:p>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8">Procesos</text:p>
          </table:table-cell>
          <table:table-cell table:style-name="Table2.C1" office:value-type="string">
            <text:p text:style-name="P18">Hilos</text:p>
          </table:table-cell>
        </table:table-row>
        <table:table-row>
          <table:table-cell table:style-name="Table2.A2" office:value-type="string">
            <text:p text:style-name="P18">Code Segment</text:p>
          </table:table-cell>
          <table:table-cell table:style-name="Table2.A2" office:value-type="string">
            <text:p text:style-name="P18">NO* (hay casos donde si)</text:p>
          </table:table-cell>
          <table:table-cell table:style-name="Table2.C2" office:value-type="string">
            <text:p text:style-name="P18">SI</text:p>
          </table:table-cell>
        </table:table-row>
        <table:table-row>
          <table:table-cell table:style-name="Table2.A2" office:value-type="string">
            <text:p text:style-name="P18">Data segment (variables globales, estáticas)</text:p>
          </table:table-cell>
          <table:table-cell table:style-name="Table2.A2" office:value-type="string">
            <text:p text:style-name="P18">NO (la memoria es independiente para cada proceso)</text:p>
          </table:table-cell>
          <table:table-cell table:style-name="Table2.C2" office:value-type="string">
            <text:p text:style-name="P18">SI</text:p>
          </table:table-cell>
        </table:table-row>
        <table:table-row>
          <table:table-cell table:style-name="Table2.A2" office:value-type="string">
            <text:p text:style-name="P18">Heap</text:p>
          </table:table-cell>
          <table:table-cell table:style-name="Table2.A2" office:value-type="string">
            <text:p text:style-name="P18">NO</text:p>
          </table:table-cell>
          <table:table-cell table:style-name="Table2.C2" office:value-type="string">
            <text:p text:style-name="P18">SI</text:p>
          </table:table-cell>
        </table:table-row>
        <table:table-row>
          <table:table-cell table:style-name="Table2.A2" office:value-type="string">
            <text:p text:style-name="P18">Stack</text:p>
          </table:table-cell>
          <table:table-cell table:style-name="Table2.A2" office:value-type="string">
            <text:p text:style-name="P18">NO</text:p>
          </table:table-cell>
          <table:table-cell table:style-name="Table2.C2" office:value-type="string">
            <text:p text:style-name="P18">NO</text:p>
          </table:table-cell>
        </table:table-row>
        <table:table-row>
          <table:table-cell table:style-name="Table2.A2" office:value-type="string">
            <text:p text:style-name="P18">Registros</text:p>
          </table:table-cell>
          <table:table-cell table:style-name="Table2.A2" office:value-type="string">
            <text:p text:style-name="P18">NO</text:p>
          </table:table-cell>
          <table:table-cell table:style-name="Table2.C2" office:value-type="string">
            <text:p text:style-name="P18">NO</text:p>
          </table:table-cell>
        </table:table-row>
        <table:table-row>
          <table:table-cell table:style-name="Table2.A2" office:value-type="string">
            <text:p text:style-name="P18">File Descriptors</text:p>
          </table:table-cell>
          <table:table-cell table:style-name="Table2.A2" office:value-type="string">
            <text:p text:style-name="P18">NO* (hay casos donde si)</text:p>
          </table:table-cell>
          <table:table-cell table:style-name="Table2.C2" office:value-type="string">
            <text:p text:style-name="P18">SI</text:p>
          </table:table-cell>
        </table:table-row>
      </table:table>
      <text:p text:style-name="P8"><text:tab/></text:p>
      <text:p text:style-name="P8">Los procesos no comparten recursos</text:p>
      <text:p text:style-name="P8">1.36</text:p>
      <text:h text:style-name="P33" text:outline-level="3">Dos lineas de codigo, se pueden correr en 2 threads o no?</text:h>
      <text:p text:style-name="P8">int i = 0;</text:p>
      <text:p text:style-name="P8"/>
      <text:p text:style-name="P8">void f(){ //<text:span text:style-name="T3">al final, a esta seccion de aca la voy a llamar critical section</text:span></text:p>
      <text:p text:style-name="P8"><text:tab/>++i; // <text:span text:style-name="T3">y me gustaría que sea atómica acá, que solo un hilo pueda acceder aca.</text:span></text:p>
      <text:p text:style-name="P8">}</text:p>
      <text:p text:style-name="P8"/>
      <text:p text:style-name="P8">int main(...){ //antes</text:p>
      <text:p text:style-name="P8"><text:tab/>lanzarHilo(f);</text:p>
      <text:p text:style-name="P8"><text:soft-page-break/><text:tab/>lanzarHilo(f);</text:p>
      <text:p text:style-name="P8"><text:tab/>printf("%d",i);</text:p>
      <text:p text:style-name="P8"><text:tab/>return 0;</text:p>
      <text:p text:style-name="P8">}</text:p>
      <text:p text:style-name="P8">int main(...){ //despues</text:p>
      <text:p text:style-name="P8"><text:tab/>h1 = lanzarHilo(f);</text:p>
      <text:p text:style-name="P8"><text:tab/>h2 = lanzarHilo(f);</text:p>
      <text:p text:style-name="P8"><text:tab/>esperar(h1);</text:p>
      <text:p text:style-name="P8"><text:tab/>esperar(h2);</text:p>
      <text:p text:style-name="P8"><text:tab/>printf("%d",i); //que imprime? la opearcion f() es atomica?</text:p>
      <text:p text:style-name="P8"><text:tab/>return 0;</text:p>
      <text:p text:style-name="P8">}</text:p>
      <text:p text:style-name="P9">Tira luego una explicación analizando codigo assembly para mostrar que es bastante aleatorio el resultado que tendría i. </text:p>
      <text:p text:style-name="P9"/>
      <text:h text:style-name="P29" text:outline-level="2">Cómo se lanzan los hilos? Como se juntan? Etc</text:h>
      <text:p text:style-name="P10">int main(...){</text:p>
      <text:p text:style-name="P10"/>
      <text:p text:style-name="P10"><text:tab/>std::thread h0 = std::thread(f); //a partir de aca es posible que ya</text:p>
      <text:p text:style-name="P10"><text:tab/><text:tab/><text:tab/><text:tab/><text:tab/> //este corriendo, o no, o que ya haya terminado, todo es posible</text:p>
      <text:p text:style-name="P10"><text:tab/>std::thread h1 = std::thread(f);</text:p>
      <text:p text:style-name="P10"><text:tab/>h0.join();</text:p>
      <text:p text:style-name="P10"><text:tab/>h1.join();</text:p>
      <text:p text:style-name="P10"><text:tab/>std::mutex = m1;</text:p>
      <text:p text:style-name="P10"><text:tab/>std::mutex = m2;</text:p>
      <text:p text:style-name="P10"><text:tab/>std::mutex = m3;</text:p>
      <text:p text:style-name="P10"><text:tab/>m1.lock();</text:p>
      <text:p text:style-name="P10"><text:tab/>m1.unlock();</text:p>
      <text:p text:style-name="P12"/>
      <text:p text:style-name="P11">Mutex mutea una sección crítica.</text:p>
      <text:p text:style-name="P11"/>
      <text:h text:style-name="P30" text:outline-level="2"><text:soft-page-break/>Práctica:</text:h>
      <text:p text:style-name="P13">Functor: es una función hecha objeto.</text:p>
      <text:p text:style-name="P13"/>
      <text:p text:style-name="P14">Cplusplus.com</text:p>
      <text:p text:style-name="P14"/>
      <text:h text:style-name="P31" text:outline-level="2">TP2</text:h>
      <text:p text:style-name="P15">Audio 2:</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svg:font-family="'Droid Sans'" style:font-family-generic="swiss"/>
    <style:font-face style:name="FreeSans1" svg:font-family="FreeSans" style:font-family-generic="swiss"/>
    <style:font-face style:name="Monospace" svg:font-family="Monospace"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1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roid Sans" fo:font-size="11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roid Sans" fo:font-family="'Droid Sans'" style:font-family-generic="swiss"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Droid Sans" fo:font-family="'Droid Sans'"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roid Sans" fo:font-family="'Droid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roid Sans" fo:font-family="'Droid Sans'"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8:16:52.474428756</meta:creation-date>
    <dc:date>2017-04-06T18:53:59.139210508</dc:date>
    <meta:editing-duration>PT2H24M52S</meta:editing-duration>
    <meta:editing-cycles>7</meta:editing-cycles>
    <meta:generator>LibreOffice/4.2.8.2$Linux_X86_64 LibreOffice_project/420m0$Build-2</meta:generator>
    <meta:document-statistic meta:table-count="2" meta:image-count="0" meta:object-count="0" meta:page-count="5" meta:paragraph-count="101" meta:word-count="1457" meta:character-count="8467" meta:non-whitespace-character-count="7047"/>
  </office:meta>
</office:document-meta>
</file>